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285.19pt"/>
    </style:style>
    <style:style style:name="co5" style:family="table-column">
      <style:table-column-properties fo:break-before="auto" style:column-width="13.01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26.19pt"/>
    </style:style>
    <style:style style:name="co9" style:family="table-column">
      <style:table-column-properties fo:break-before="auto" style:column-width="159.25pt"/>
    </style:style>
    <style:style style:name="co10" style:family="table-column">
      <style:table-column-properties fo:break-before="auto" style:column-width="60.09pt"/>
    </style:style>
    <style:style style:name="co11" style:family="table-column">
      <style:table-column-properties fo:break-before="auto" style:column-width="87.76pt"/>
    </style:style>
    <style:style style:name="co12" style:family="table-column">
      <style:table-column-properties fo:break-before="auto" style:column-width="73.11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83.65pt"/>
    </style:style>
    <style:style style:name="co16" style:family="table-column">
      <style:table-column-properties fo:break-before="auto" style:column-width="86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Report">
      <style:table-properties table:display="true" style:writing-mode="lr-tb"/>
    </style:style>
    <style:style style:name="ce28" style:family="table-cell" style:parent-style-name="Default"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able-cell-properties fo:border-bottom="none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value-type" style:repeat-content="false"/>
      <style:paragraph-properties fo:margin-left="0pt"/>
    </style:style>
    <style:style style:name="ce52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 style:font-name-asian="Noto Sans CJK SC Regular" style:font-name-complex="FreeSans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56" style:family="table-cell" style:parent-style-name="Default">
      <style:text-properties style:text-underline-style="none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UML Class Diagrams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column table:style-name="co4" table:default-cell-style-name="ce45"/>
        <table:table-row table:style-name="ro1">
          <table:table-cell office:value-type="string" calcext:value-type="string">
            <text:p>Joseph Maples CS101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28" office:value-type="string" calcext:value-type="string">
            <text:p>Design for an object-oriented implementation of set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9" office:value-type="string" calcext:value-type="string">
            <text:p><text:s/>+</text:p>
          </table:table-cell>
          <table:table-cell table:style-name="ce42" office:value-type="string" calcext:value-type="string">
            <text:p>public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45" office:value-type="string" calcext:value-type="string">
            <text:p>private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45" office:value-type="string" calcext:value-type="string">
            <text:p>package</text:p>
          </table:table-cell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<text:s/>#</text:p>
          </table:table-cell>
          <table:table-cell table:style-name="ce46" office:value-type="string" calcext:value-type="string">
            <text:p>protected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legend</text:p>
          </table:table-cell>
          <table:covered-table-cell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9"/>
          <table:table-cell table:style-name="ce47"/>
          <table:table-cell table:style-name="ce4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Dri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9"/>
          <table:table-cell table:style-name="ce47"/>
          <table:table-cell table:style-name="ce42"/>
        </table:table-row>
        <table:table-row table:style-name="ro2">
          <table:table-cell/>
          <table:table-cell table:style-name="ce29" office:value-type="string" calcext:value-type="string">
            <text:p><text:s/>+</text:p>
          </table:table-cell>
          <table:table-cell table:style-name="ce47" office:value-type="string" calcext:value-type="string">
            <text:p><text:span text:style-name="T1">set</text:span><text:span text:style-name="T2">:Set[]</text:span></text:p>
          </table:table-cell>
          <table:table-cell table:style-name="ce42"/>
        </table:table-row>
        <table:table-row table:style-name="ro2">
          <table:table-cell/>
          <table:table-cell office:value-type="string" calcext:value-type="string">
            <text:p><text:s/>+</text:p>
          </table:table-cell>
          <table:table-cell table:style-name="ce48" office:value-type="string" calcext:value-type="string">
            <text:p><text:span text:style-name="T1">printer</text:span>:PrintStre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+</text:p>
          </table:table-cell>
          <table:table-cell table:style-name="ce48" office:value-type="string" calcext:value-type="string">
            <text:p><text:span text:style-name="T1">file</text:span>:Scanner</text:p>
          </table:table-cell>
          <table:table-cell/>
        </table:table-row>
        <table:table-row table:style-name="ro1">
          <table:table-cell/>
          <table:table-cell table:style-name="ce35"/>
          <table:table-cell table:style-name="ce49"/>
          <table:table-cell table:style-name="ce46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<text:span text:style-name="T1">main</text:span>(args:String []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nextComman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construct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isEmpt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siz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empt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ad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remov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fin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unio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intersect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differenc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print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creat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table:style-name="ce50" office:value-type="string" calcext:value-type="string">
            <text:p>message()</text:p>
          </table:table-cell>
          <table:table-cell/>
        </table:table-row>
        <table:table-row table:style-name="ro1">
          <table:table-cell/>
          <table:table-cell table:style-name="ce35"/>
          <table:table-cell table:style-name="ce49"/>
          <table:table-cell table:style-name="ce4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9"/>
          <table:table-cell table:style-name="ce47"/>
          <table:table-cell table:style-name="ce4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9"/>
          <table:table-cell table:style-name="ce47"/>
          <table:table-cell table:style-name="ce4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48" office:value-type="string" calcext:value-type="string">
            <text:p>set:int[]</text:p>
          </table:table-cell>
          <table:table-cell/>
        </table:table-row>
        <table:table-row table:style-name="ro1">
          <table:table-cell/>
          <table:table-cell table:style-name="ce35"/>
          <table:table-cell table:style-name="ce49"/>
          <table:table-cell table:style-name="ce46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Set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etSet():int[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setSet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makeEmpt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isEmpty():bool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add(add:i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remove(rem:i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elementOf(value:int):bool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size():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union(join:Set):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intersect(intersect:Set):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setDifference(diff:Set):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toString():String</text:p>
          </table:table-cell>
          <table:table-cell/>
        </table:table-row>
        <table:table-row table:style-name="ro1">
          <table:table-cell/>
          <table:table-cell table:style-name="ce35"/>
          <table:table-cell table:style-name="ce49"/>
          <table:table-cell table:style-name="ce46"/>
        </table:table-row>
      </table:table>
      <table:table table:name="UML Class Interaction Diagram" table:style-name="ta1">
        <table:table-column table:style-name="co1" table:default-cell-style-name="Default"/>
        <table:table-column table:style-name="co1" table:default-cell-style-name="ce51"/>
        <table:table-column table:style-name="co5" table:default-cell-style-name="ce51"/>
        <table:table-column table:style-name="co1" table:number-columns-repeated="4" table:default-cell-style-name="Default"/>
        <table:table-column table:style-name="co6" table:default-cell-style-name="Default"/>
        <table:table-row table:style-name="ro1">
          <table:table-cell table:style-name="ce51" office:value-type="string" calcext:value-type="string">
            <text:p>Joseph Maples CS101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Design for an object-oriented implementation of sets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3" office:value-type="string" calcext:value-type="string" table:number-columns-spanned="3" table:number-rows-spanned="3">
            <text:p>Driver</text:p>
          </table:table-cell>
          <table:covered-table-cell table:number-columns-repeated="2" table:style-name="Default"/>
          <table:table-cell table:style-name="ce54" office:value-type="string" calcext:value-type="string" table:number-columns-spanned="2" table:number-rows-spanned="1">
            <text:p>&lt;&lt;Instantiation&gt;&gt;</text:p>
          </table:table-cell>
          <table:covered-table-cell/>
          <table:table-cell table:style-name="ce53" office:value-type="string" calcext:value-type="string" table:number-columns-spanned="3" table:number-rows-spanned="3">
            <text:p>Set</text:p>
          </table:table-cell>
          <table:covered-table-cell table:number-columns-repeated="2"/>
        </table:table-row>
        <table:table-row table:style-name="ro1">
          <table:covered-table-cell/>
          <table:covered-table-cell table:number-columns-repeated="2" table:style-name="Default"/>
          <table:table-cell office:value-type="string" calcext:value-type="string" table:number-columns-spanned="2" table:number-rows-spanned="1">
            <text:p>------------------------------------&gt;</text:p>
          </table:table-cell>
          <table:covered-table-cell table:number-columns-repeated="4"/>
        </table:table-row>
        <table:table-row table:style-name="ro1">
          <table:covered-table-cell/>
          <table:covered-table-cell table:number-columns-repeated="2" table:style-name="Default"/>
          <table:table-cell table:style-name="ce54" office:value-type="string" calcext:value-type="string" table:number-columns-spanned="2" table:number-rows-spanned="1">
            <text:p>&lt;&lt;Invocation&gt;&gt;</text:p>
          </table:table-cell>
          <table:covered-table-cell table:number-columns-repeated="4"/>
        </table:table-row>
      </table:table>
      <table:table table:name="Data Table for Set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style-name="ce51" office:value-type="string" calcext:value-type="string">
            <text:p>Joseph Maples CS101</text:p>
          </table:table-cell>
          <table:table-cell table:style-name="ce51" table:number-columns-repeated="1023"/>
        </table:table-row>
        <table:table-row table:style-name="ro1">
          <table:table-cell table:style-name="ce52" office:value-type="string" calcext:value-type="string">
            <text:p>Design for an object-oriented implementation of sets</text:p>
          </table:table-cell>
          <table:table-cell table:style-name="ce5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Class Set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int[]</text:p>
          </table:table-cell>
          <table:table-cell office:value-type="string" calcext:value-type="string">
            <text:p>A set of number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setSet(set:int[]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int[]</text:p>
          </table:table-cell>
          <table:table-cell office:value-type="string" calcext:value-type="string">
            <text:p>A set of number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int[]</text:p>
          </table:table-cell>
          <table:table-cell office:value-type="string" calcext:value-type="string">
            <text:p>A new set of number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0"/>
          <table:table-cell table:style-name="ce40" office:value-type="string" calcext:value-type="string" table:number-columns-spanned="4" table:number-rows-spanned="1">
            <text:p>Data Table for makeEmpty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l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n index of the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add(add:in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to add to se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ed</text:p>
          </table:table-cell>
          <table:table-cell office:value-type="string" calcext:value-type="string">
            <text:p>int[]</text:p>
          </table:table-cell>
          <table:table-cell office:value-type="string" calcext:value-type="string">
            <text:p>The current set plus the added 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l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n index of the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remove(rem:in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to remove from se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move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t that contains the current set without re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l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n index of the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elementOf(value:in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l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n index of the se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lue to check for in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union(join:Se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ew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t to add union t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jo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t to join with current se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l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n index of the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intersection(intersect:Se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ew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t to add intersection t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tersec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t to intersect with current se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l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n index of the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setDifference(diff:Se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ew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t to add difference t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t to find difference with current se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l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n index of the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toString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current set as a 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l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n index of the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/>
          <table:table-cell table:style-name="ce55"/>
          <table:table-cell table:style-name="ce5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/>
          <table:table-cell table:style-name="ce55"/>
          <table:table-cell table:style-name="ce5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/>
          <table:table-cell table:style-name="ce55"/>
          <table:table-cell table:style-name="ce5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/>
          <table:table-cell table:style-name="ce55"/>
          <table:table-cell table:style-name="ce5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/>
          <table:table-cell table:style-name="ce55"/>
          <table:table-cell table:style-name="ce50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/>
          <table:table-cell table:style-name="ce55"/>
          <table:table-cell table:style-name="ce50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/>
          <table:table-cell table:style-name="ce55"/>
          <table:table-cell table:style-name="ce50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/>
          <table:table-cell table:style-name="ce55"/>
          <table:table-cell table:style-name="ce50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/>
          <table:table-cell table:style-name="ce55"/>
          <table:table-cell table:style-name="ce50"/>
          <table:table-cell table:number-columns-repeated="1019"/>
        </table:table-row>
      </table:table>
      <table:table table:name="Data Table for Driver" table:style-name="ta1"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number-columns-repeated="1017" table:default-cell-style-name="Default"/>
        <table:table-row table:style-name="ro1">
          <table:table-cell table:style-name="ce51" office:value-type="string" calcext:value-type="string">
            <text:p>Joseph Maples CS101</text:p>
          </table:table-cell>
          <table:table-cell table:style-name="ce51" table:number-columns-repeated="1023"/>
        </table:table-row>
        <table:table-row table:style-name="ro1">
          <table:table-cell table:style-name="ce52" office:value-type="string" calcext:value-type="string">
            <text:p>Design for an object-oriented implementation of sets</text:p>
          </table:table-cell>
          <table:table-cell table:style-name="ce5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Class Driver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Set[]</text:p>
          </table:table-cell>
          <table:table-cell office:value-type="string" calcext:value-type="string">
            <text:p>The 100 sets the driver handl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Scan the inpu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inter</text:p>
          </table:table-cell>
          <table:table-cell office:value-type="string" calcext:value-type="string">
            <text:p>PrintStream</text:p>
          </table:table-cell>
          <table:table-cell office:value-type="string" calcext:value-type="string">
            <text:p>Write to the output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4" table:number-rows-spanned="1">
            <text:p>Data table for main(args:String []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/>
          <table:table-cell table:style-name="ce50"/>
          <table:table-cell office:value-type="string" calcext:value-type="string">
            <text:p>in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pu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ut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utpu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Scan the inpu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inter</text:p>
          </table:table-cell>
          <table:table-cell office:value-type="string" calcext:value-type="string">
            <text:p>PrintStream</text:p>
          </table:table-cell>
          <table:table-cell office:value-type="string" calcext:value-type="string">
            <text:p>Write to the output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nextCommand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ir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first string of a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6" office:value-type="string" calcext:value-type="string">
            <text:p>cmd</text:p>
          </table:table-cell>
          <table:table-cell table:style-name="ce57" office:value-type="string" calcext:value-type="string">
            <text:p>char</text:p>
          </table:table-cell>
          <table:table-cell table:style-name="ce56" office:value-type="string" calcext:value-type="string">
            <text:p>The first letter of the command str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construct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lot (index) in the sets arra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Set[]</text:p>
          </table:table-cell>
          <table:table-cell office:value-type="string" calcext:value-type="string">
            <text:p>The 100 sets the driver hand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isEmpty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lot (index) in the sets arr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size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lot (index) in the sets arr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empty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lot (index) in the sets arr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add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lot (index) in the sets arra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l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lement inside the selected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remove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lot (index) in the sets arra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l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lement inside the selected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find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lot (index) in the sets arra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l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lement inside the selected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union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rst set to jo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cond set to jo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3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t to contain the un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Set[]</text:p>
          </table:table-cell>
          <table:table-cell office:value-type="string" calcext:value-type="string">
            <text:p>The 100 sets the driver hand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intersect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rst set to intersec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cond set to intersec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3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t to contain the intersec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Set[]</text:p>
          </table:table-cell>
          <table:table-cell office:value-type="string" calcext:value-type="string">
            <text:p>The 100 sets the driver hand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difference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rst set to find differe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cond set to find differe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3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t to contain the differenc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Set[]</text:p>
          </table:table-cell>
          <table:table-cell office:value-type="string" calcext:value-type="string">
            <text:p>The 100 sets the driver hand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print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lot (index) in the sets arr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is create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lot (index) in the sets arra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Set[]</text:p>
          </table:table-cell>
          <table:table-cell office:value-type="string" calcext:value-type="string">
            <text:p>The 100 sets the driver hand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Data Table for message(first:String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0" office:value-type="string" calcext:value-type="string">
            <text:p>Variable or Constant</text:p>
          </table:table-cell>
          <table:table-cell table:style-name="ce55" office:value-type="string" calcext:value-type="string">
            <text:p>Type</text:p>
          </table:table-cell>
          <table:table-cell table:style-name="ce50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ir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irst part of message</text:p>
          </table:table-cell>
          <table:table-cell table:number-columns-repeated="1019"/>
        </table:table-row>
      </table:table>
      <table:table table:name="Algorithms for Set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Joseph Maples CS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ign for an object-oriented implementation of se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t Class Algorit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et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Set(new int[0]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tSet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se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etSet([] set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this.set equals set</text:p>
          </table:table-cell>
          <table:table-cell table:style-name="ce28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keEmpty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for element equals set.length - 1 loop till element is greater than or equal to 0 by element - 1 each step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remove(set[element]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sEmpty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set.length equals 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return tr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fals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dd(add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NOT elementOf(add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[] added equals [0..set.length + 1-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for element equals 0 loop till element is less than set.length by element + 1 each step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added[element] equals set[element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added[set.length] equals ad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Set(added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added equals nul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emove(rem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elementOf(rem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 removed equals new Se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for element equals 0 loop till element is less than set.length - 1 by element + 1 each step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if (set[element] does not equal rem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removed.add(set[element]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Set(removed.getSet(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removed equals nul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lementOf(value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for element equals 0 loop till element is less than set.length by element + 1 each step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if (set[element] equals valu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return tr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fals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ize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set.lengt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union(Set join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 newSet equals new Se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for element equals 0 loop till element is less than join.size() by element + 1 each step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if (NOT elementOf(join.getSet()[element]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newSet.add(join.getSet()[element]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for element equals 0 loop till element is less than set.length by element + 1 each step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newSet.add(set[element]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newSe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section(Set intersect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 newSet equals new Se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for element equals 0 loop till element is less than intersect.size() by element + 1 each step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if (elementOf(intersect.getSet()[element]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newSet.add(intersect.getSet()[element]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newSe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etDifference(Set diff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 newSet equals new Se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for element equals 0 loop till element is less than set.length by element + 1 each step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if (NOT diff.elementOf(set[element]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newSet.add(set[element]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newSe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String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setString equals "{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NOT isEmpty(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Striing += set[0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for element equals 1 loop till element is less than set.length by element + 1 each step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String += "," + set[element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String += "}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setStrin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8"/>
          <table:table-cell table:number-columns-repeated="5"/>
        </table:table-row>
      </table:table>
      <table:table table:name="Algorithms for Driver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Joseph Maples CS101</text:p>
          </table:table-cell>
          <table:table-cell table:number-columns-repeated="7"/>
        </table:table-row>
        <table:table-row table:style-name="ro1">
          <table:table-cell table:style-name="ce28" office:value-type="string" calcext:value-type="string">
            <text:p>Design for an object-oriented implementation of se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river Class Algorit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in(String[] args) throws Exception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File inFile equals new File(args[0]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File outFile equals new File(args[1]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file equals new Scanner(inFil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printer equals new PrintStream(outFil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s equals Set[0..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while (file.hasNext()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nextCommand(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extCommand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first equals file.nex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cmd equals first.charAt(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witch (cmd) 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C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construc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I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isEmpty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S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size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X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empty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A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add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R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remove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F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find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U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union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N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intersec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D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ifference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P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pr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M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create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#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message(first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defaul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print to file ("Invalid command!")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onstruct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lot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s[slot] equals new Se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print to file ("Set " plus slot plus " has been constructed."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sEmpty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lot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sets[slot] equals nul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Set " plus slot plus " does not exist!"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 if (sets[slot].isEmpty(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Set " plus slot plus " is empty."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Set " plus slot plus " is not empty."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ize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lot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sets[slot] equals nul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Set " plus slot plus " does not exist, it has no size."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 if (sets[slot].isEmpty(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Set " plus slot plus " is empty."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Set " plus slot plus " is " plus sets[slot].size() plus " elements long."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mpty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lot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sets[slot] equals nul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Cannot empty set " plus slot plus " that doesn't exsit!"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s[slot].makeEmpty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Set " plus slot plus " has been emptied."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dd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lot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ement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sets[slot] equals nul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No set to add value to!"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s[slot].add(element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emove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lot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ement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sets[slot] equals nul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No set to remove value from!"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s[slot].remove(element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ind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lot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ement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sets[slot] equals nul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No set in which to find value."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 if (sets[slot].elementOf(element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element plus " is a part of set " plus slot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element plus " is not a part of set " plus slot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union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1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2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3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sets[set1] equals null OR sets[set2] equals nul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Cannot join a nonexistent set!"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s[set3] equals sets[set1].union(sets[set2]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sect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1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2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3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sets[set1] equals null OR sets[set2] equals nul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Cannot intersect a nonexistent set!"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s[set3] equals sets[set1].intersection(sets[set2]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ifference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1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2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3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sets[set1] equals null OR sets[set2] equals nul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Cannot find difference a nonexistent set!"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s[set3] equals sets[set1].setDifference(sets[set2]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nt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lot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sets[slot] equals nul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"Cannot print set " plus slot plus " that does not exist!"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to file (sets[slot].toString()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reate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lot equals file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s[slot] equals new Se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while (file.hasNextInt()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s[slot].add(file.nextInt()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essage(String first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print to file (first plus file.nextLine()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11:08:36.703027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7:09:05.470845775</meta:creation-date>
    <dc:date>2017-12-04T11:48:02.808286217</dc:date>
    <meta:editing-duration>P2DT2H7M47S</meta:editing-duration>
    <meta:editing-cycles>105</meta:editing-cycles>
    <meta:generator>LibreOffice/5.4.3.2$Linux_X86_64 LibreOffice_project/40m0$Build-2</meta:generator>
    <meta:document-statistic meta:table-count="6" meta:cell-count="580" meta:object-count="0"/>
  </office:meta>
</office:document-meta>
</file>